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6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completo" table:style-name="ta1">
        <table:shapes>
          <draw:frame draw:z-index="0" draw:style-name="gr1" svg:width="15.658cm" svg:height="8.403cm" svg:x="21.556cm" svg:y="0.022cm">
            <draw:object draw:notify-on-update-of-ranges="completo.B1:completo.G1 completo.A12:completo.A12 completo.B12:completo.G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767cm" svg:height="8.426cm" svg:x="21.578cm" svg:y="8.664cm">
            <draw:object draw:notify-on-update-of-ranges="completo.B1:completo.G1 completo.A12:completo.A12 completo.B25:completo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718cm" svg:height="8.478cm" svg:x="21.526cm" svg:y="17.19cm">
            <draw:object draw:notify-on-update-of-ranges="completo.B1:completo.G1 completo.A12:completo.A12 completo.B38:completo.G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811cm" svg:height="8.36cm" svg:x="21.469cm" svg:y="25.864cm">
            <draw:object draw:notify-on-update-of-ranges="completo.B1:completo.G1 completo.A12:completo.A12 completo.B51:completo.G5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rridas 10 Solicitudes</text:p>
          </table:table-cell>
          <table:table-cell office:value-type="string" calcext:value-type="string">
            <text:p>Prioritario</text:p>
          </table:table-cell>
          <table:table-cell office:value-type="string" calcext:value-type="string">
            <text:p>M1 (100%)</text:p>
          </table:table-cell>
          <table:table-cell office:value-type="string" calcext:value-type="string">
            <text:p>M2 (75%)</text:p>
          </table:table-cell>
          <table:table-cell office:value-type="string" calcext:value-type="string">
            <text:p>M3 (50%)</text:p>
          </table:table-cell>
          <table:table-cell office:value-type="string" calcext:value-type="string">
            <text:p>M4 (25%)</text:p>
          </table:table-cell>
          <table:table-cell office:value-type="string" calcext:value-type="string">
            <text:p>Interrumpible</text:p>
          </table:table-cell>
        </table:table-row>
        <table:table-row table:style-name="ro2">
          <table:table-cell office:value-type="string" calcext:value-type="string">
            <text:p>Segment_Best_19441</text:p>
          </table:table-cell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445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732</text:p>
          </table:table-cell>
          <table:table-cell office:value-type="float" office:value="6.7" calcext:value-type="float">
            <text:p>6.7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784</text:p>
          </table:table-cell>
          <table:table-cell office:value-type="float" office:value="6.7" calcext:value-type="float">
            <text:p>6.7</text:p>
          </table:table-cell>
          <table:table-cell office:value-type="float" office:value="8.5" calcext:value-type="float">
            <text:p>8.5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870</text:p>
          </table:table-cell>
          <table:table-cell office:value-type="float" office:value="6.7" calcext:value-type="float">
            <text:p>6.7</text:p>
          </table:table-cell>
          <table:table-cell office:value-type="float" office:value="8.5" calcext:value-type="float">
            <text:p>8.5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916</text:p>
          </table:table-cell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office:value-type="float" office:value="7.8" calcext:value-type="float">
            <text:p>7.8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883</text:p>
          </table:table-cell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855</text:p>
          </table:table-cell>
          <table:table-cell office:value-type="float" office:value="6.7" calcext:value-type="float">
            <text:p>6.7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830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5.6" calcext:value-type="float">
            <text:p>5.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egment_Best_19814</text:p>
          </table:table-cell>
          <table:table-cell office:value-type="float" office:value="6.7" calcext:value-type="float">
            <text:p>6.7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11])" office:value-type="float" office:value="6.7" calcext:value-type="float">
            <text:p/>
          </table:table-cell>
          <table:table-cell table:formula="of:=AVERAGE([.C2:.C11])" office:value-type="float" office:value="6.27" calcext:value-type="float">
            <text:p/>
          </table:table-cell>
          <table:table-cell table:formula="of:=AVERAGE([.D2:.D11])" office:value-type="float" office:value="5.8" calcext:value-type="float">
            <text:p/>
          </table:table-cell>
          <table:table-cell table:formula="of:=AVERAGE([.E2:.E11])" office:value-type="float" office:value="5.49" calcext:value-type="float">
            <text:p/>
          </table:table-cell>
          <table:table-cell table:formula="of:=AVERAGE([.F2:.F11])" office:value-type="float" office:value="5.46" calcext:value-type="float">
            <text:p/>
          </table:table-cell>
          <table:table-cell table:formula="of:=AVERAGE([.G2:.G11])" office:value-type="float" office:value="2.9" calcext:value-type="float">
            <text:p/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Corridas 20 Solicitudes</text:p>
          </table:table-cell>
          <table:table-cell office:value-type="string" calcext:value-type="string">
            <text:p>Prioritario</text:p>
          </table:table-cell>
          <table:table-cell office:value-type="string" calcext:value-type="string">
            <text:p>M1 (100%)</text:p>
          </table:table-cell>
          <table:table-cell office:value-type="string" calcext:value-type="string">
            <text:p>M2 (75%)</text:p>
          </table:table-cell>
          <table:table-cell office:value-type="string" calcext:value-type="string">
            <text:p>M3 (50%)</text:p>
          </table:table-cell>
          <table:table-cell office:value-type="string" calcext:value-type="string">
            <text:p>M4 (25%)</text:p>
          </table:table-cell>
          <table:table-cell office:value-type="string" calcext:value-type="string">
            <text:p>Interrumpible</text:p>
          </table:table-cell>
        </table:table-row>
        <table:table-row table:style-name="ro4">
          <table:table-cell office:value-type="string" calcext:value-type="string">
            <text:p>Segment_Best_10245</text:p>
          </table:table-cell>
          <table:table-cell office:value-type="float" office:value="13.7" calcext:value-type="float">
            <text:p>13.7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Segment_Best_10273</text:p>
          </table:table-cell>
          <table:table-cell office:value-type="float" office:value="13.7" calcext:value-type="float">
            <text:p>13.7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office:value-type="float" office:value="10.7" calcext:value-type="float">
            <text:p>10.7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Segment_Best_10286</text:p>
          </table:table-cell>
          <table:table-cell office:value-type="float" office:value="13.7" calcext:value-type="float">
            <text:p>13.7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Segment_Best_10304</text:p>
          </table:table-cell>
          <table:table-cell office:value-type="float" office:value="13.7" calcext:value-type="float">
            <text:p>13.7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.2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Segment_Best_10314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11.7" calcext:value-type="float">
            <text:p>11.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.3</text:p>
          </table:table-cell>
        </table:table-row>
        <table:table-row table:style-name="ro4">
          <table:table-cell office:value-type="string" calcext:value-type="string">
            <text:p>Segment_Best_10286</text:p>
          </table:table-cell>
          <table:table-cell office:value-type="float" office:value="13.7" calcext:value-type="float">
            <text:p>13.7</text:p>
          </table:table-cell>
          <table:table-cell office:value-type="float" office:value="19.4" calcext:value-type="float">
            <text:p>19.4</text:p>
          </table:table-cell>
          <table:table-cell office:value-type="float" office:value="11.7" calcext:value-type="float">
            <text:p>11.7</text:p>
          </table:table-cell>
          <table:table-cell office:value-type="float" office:value="11.1" calcext:value-type="float">
            <text:p>11.1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</table:table-row>
        <table:table-row table:style-name="ro4">
          <table:table-cell office:value-type="string" calcext:value-type="string">
            <text:p>Segment_Best_10282</text:p>
          </table:table-cell>
          <table:table-cell office:value-type="float" office:value="13.7" calcext:value-type="float">
            <text:p>13.7</text:p>
          </table:table-cell>
          <table:table-cell office:value-type="float" office:value="19.2" calcext:value-type="float">
            <text:p>19.2</text:p>
          </table:table-cell>
          <table:table-cell office:value-type="float" office:value="11.7" calcext:value-type="float">
            <text:p>11.7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.3</text:p>
          </table:table-cell>
        </table:table-row>
        <table:table-row table:style-name="ro5">
          <table:table-cell office:value-type="string" calcext:value-type="string">
            <text:p>Segment_Best_10309</text:p>
          </table:table-cell>
          <table:table-cell office:value-type="float" office:value="13.7" calcext:value-type="float">
            <text:p>13.7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5.3" calcext:value-type="float">
            <text:p>5.3</text:p>
          </table:table-cell>
        </table:table-row>
        <table:table-row table:style-name="ro4">
          <table:table-cell office:value-type="string" calcext:value-type="string">
            <text:p>Segment_Best_10278</text:p>
          </table:table-cell>
          <table:table-cell office:value-type="float" office:value="13.7" calcext:value-type="float">
            <text:p>13.7</text:p>
          </table:table-cell>
          <table:table-cell office:value-type="float" office:value="19.3" calcext:value-type="float">
            <text:p>19.3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Segment_Best_10287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15:.B24])" office:value-type="float" office:value="13.7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AVERAGE([.D15:.D24])" office:value-type="float" office:value="11.7" calcext:value-type="float">
            <text:p/>
          </table:table-cell>
          <table:table-cell table:formula="of:=AVERAGE([.E15:.E24])" office:value-type="float" office:value="11.69" calcext:value-type="float">
            <text:p/>
          </table:table-cell>
          <table:table-cell table:formula="of:=AVERAGE([.F15:.F24])" office:value-type="float" office:value="10.99" calcext:value-type="float">
            <text:p/>
          </table:table-cell>
          <table:table-cell table:formula="of:=AVERAGE([.G15:.G24])" office:value-type="float" office:value="5.3" calcext:value-type="float">
            <text:p/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Corridas 30 Solicitudes</text:p>
          </table:table-cell>
          <table:table-cell office:value-type="string" calcext:value-type="string">
            <text:p>Prioritario</text:p>
          </table:table-cell>
          <table:table-cell office:value-type="string" calcext:value-type="string">
            <text:p>M1 (100%)</text:p>
          </table:table-cell>
          <table:table-cell office:value-type="string" calcext:value-type="string">
            <text:p>M2 (75%)</text:p>
          </table:table-cell>
          <table:table-cell office:value-type="string" calcext:value-type="string">
            <text:p>M3 (50%)</text:p>
          </table:table-cell>
          <table:table-cell office:value-type="string" calcext:value-type="string">
            <text:p>M4 (25%)</text:p>
          </table:table-cell>
          <table:table-cell office:value-type="string" calcext:value-type="string">
            <text:p>Interrumpible</text:p>
          </table:table-cell>
        </table:table-row>
        <table:table-row table:style-name="ro4">
          <table:table-cell office:value-type="string" calcext:value-type="string">
            <text:p>Segment_Best_6918</text:p>
          </table:table-cell>
          <table:table-cell office:value-type="float" office:value="19.5" calcext:value-type="float">
            <text:p>19.5</text:p>
          </table:table-cell>
          <table:table-cell office:value-type="float" office:value="17.3" calcext:value-type="float">
            <text:p>17.3</text:p>
          </table:table-cell>
          <table:table-cell office:value-type="float" office:value="26.2" calcext:value-type="float">
            <text:p>26.2</text:p>
          </table:table-cell>
          <table:table-cell office:value-type="float" office:value="15.4" calcext:value-type="float">
            <text:p>15.4</text:p>
          </table:table-cell>
          <table:table-cell office:value-type="float" office:value="15.9" calcext:value-type="float">
            <text:p>15.9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914</text:p>
          </table:table-cell>
          <table:table-cell office:value-type="float" office:value="19.5" calcext:value-type="float">
            <text:p>19.5</text:p>
          </table:table-cell>
          <table:table-cell office:value-type="float" office:value="17.2" calcext:value-type="float">
            <text:p>17.2</text:p>
          </table:table-cell>
          <table:table-cell office:value-type="float" office:value="26.1" calcext:value-type="float">
            <text:p>26.1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931</text:p>
          </table:table-cell>
          <table:table-cell office:value-type="float" office:value="19.5" calcext:value-type="float">
            <text:p>19.5</text:p>
          </table:table-cell>
          <table:table-cell office:value-type="float" office:value="17.3" calcext:value-type="float">
            <text:p>17.3</text:p>
          </table:table-cell>
          <table:table-cell office:value-type="float" office:value="16.7" calcext:value-type="float">
            <text:p>16.7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804</text:p>
          </table:table-cell>
          <table:table-cell office:value-type="float" office:value="19.5" calcext:value-type="float">
            <text:p>19.5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.8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706</text:p>
          </table:table-cell>
          <table:table-cell office:value-type="float" office:value="19.5" calcext:value-type="float">
            <text:p>19.5</text:p>
          </table:table-cell>
          <table:table-cell office:value-type="float" office:value="17.3" calcext:value-type="float">
            <text:p>17.3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873</text:p>
          </table:table-cell>
          <table:table-cell office:value-type="float" office:value="19.5" calcext:value-type="float">
            <text:p>19.5</text:p>
          </table:table-cell>
          <table:table-cell office:value-type="float" office:value="17.3" calcext:value-type="float">
            <text:p>17.3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883</text:p>
          </table:table-cell>
          <table:table-cell office:value-type="float" office:value="19.5" calcext:value-type="float">
            <text:p>19.5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.8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907</text:p>
          </table:table-cell>
          <table:table-cell office:value-type="float" office:value="19.5" calcext:value-type="float">
            <text:p>19.5</text:p>
          </table:table-cell>
          <table:table-cell office:value-type="float" office:value="27.9" calcext:value-type="float">
            <text:p>27.9</text:p>
          </table:table-cell>
          <table:table-cell office:value-type="float" office:value="16.7" calcext:value-type="float">
            <text:p>16.7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876</text:p>
          </table:table-cell>
          <table:table-cell office:value-type="float" office:value="19.5" calcext:value-type="float">
            <text:p>19.5</text:p>
          </table:table-cell>
          <table:table-cell office:value-type="float" office:value="27.8" calcext:value-type="float">
            <text:p>27.8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.8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Segment_Best_6890</text:p>
          </table:table-cell>
          <table:table-cell office:value-type="float" office:value="19.5" calcext:value-type="float">
            <text:p>19.5</text:p>
          </table:table-cell>
          <table:table-cell office:value-type="float" office:value="17.1" calcext:value-type="float">
            <text:p>17.1</text:p>
          </table:table-cell>
          <table:table-cell office:value-type="float" office:value="16.7" calcext:value-type="float">
            <text:p>16.7</text:p>
          </table:table-cell>
          <table:table-cell office:value-type="float" office:value="15.9" calcext:value-type="float">
            <text:p>15.9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8:.B37])" office:value-type="float" office:value="19.5" calcext:value-type="float">
            <text:p/>
          </table:table-cell>
          <table:table-cell table:formula="of:=AVERAGE([.C28:.C37])" office:value-type="float" office:value="19.36" calcext:value-type="float">
            <text:p/>
          </table:table-cell>
          <table:table-cell table:formula="of:=AVERAGE([.D28:.D37])" office:value-type="float" office:value="18.59" calcext:value-type="float">
            <text:p/>
          </table:table-cell>
          <table:table-cell table:formula="of:=AVERAGE([.E28:.E37])" office:value-type="float" office:value="15.85" calcext:value-type="float">
            <text:p/>
          </table:table-cell>
          <table:table-cell table:formula="of:=AVERAGE([.F28:.F37])" office:value-type="float" office:value="15.78" calcext:value-type="float">
            <text:p/>
          </table:table-cell>
          <table:table-cell table:formula="of:=AVERAGE([.G28:.G37])" office:value-type="float" office:value="7.9" calcext:value-type="float">
            <text:p/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Corridas 40 Solicitudes</text:p>
          </table:table-cell>
          <table:table-cell office:value-type="string" calcext:value-type="string">
            <text:p>Prioritario</text:p>
          </table:table-cell>
          <table:table-cell office:value-type="string" calcext:value-type="string">
            <text:p>M1 (100%)</text:p>
          </table:table-cell>
          <table:table-cell office:value-type="string" calcext:value-type="string">
            <text:p>M2 (75%)</text:p>
          </table:table-cell>
          <table:table-cell office:value-type="string" calcext:value-type="string">
            <text:p>M3 (50%)</text:p>
          </table:table-cell>
          <table:table-cell office:value-type="string" calcext:value-type="string">
            <text:p>M4 (25%)</text:p>
          </table:table-cell>
          <table:table-cell office:value-type="string" calcext:value-type="string">
            <text:p>Interrumpible</text:p>
          </table:table-cell>
        </table:table-row>
        <table:table-row table:style-name="ro2">
          <table:table-cell office:value-type="string" calcext:value-type="string">
            <text:p>Segment_Best_4824</text:p>
          </table:table-cell>
          <table:table-cell office:value-type="float" office:value="25" calcext:value-type="float">
            <text:p>25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float" office:value="20.1" calcext:value-type="float">
            <text:p>20.1</text:p>
          </table:table-cell>
          <table:table-cell office:value-type="float" office:value="20.2" calcext:value-type="float">
            <text:p>20.2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Segment_Best_4837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.1</text:p>
          </table:table-cell>
          <table:table-cell office:value-type="float" office:value="21.1" calcext:value-type="float">
            <text:p>21.1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Segment_Best_4855</text:p>
          </table:table-cell>
          <table:table-cell office:value-type="float" office:value="25" calcext:value-type="float">
            <text:p>25</text:p>
          </table:table-cell>
          <table:table-cell office:value-type="float" office:value="22.3" calcext:value-type="float">
            <text:p>22.3</text:p>
          </table:table-cell>
          <table:table-cell table:number-columns-repeated="3" office:value-type="float" office:value="20.1" calcext:value-type="float">
            <text:p>20.1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Segment_Best_4878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.6</text:p>
          </table:table-cell>
          <table:table-cell office:value-type="float" office:value="21.1" calcext:value-type="float">
            <text:p>21.1</text:p>
          </table:table-cell>
          <table:table-cell office:value-type="float" office:value="20.2" calcext:value-type="float">
            <text:p>20.2</text:p>
          </table:table-cell>
          <table:table-cell office:value-type="float" office:value="20.3" calcext:value-type="float">
            <text:p>20.3</text:p>
          </table:table-cell>
          <table:table-cell office:value-type="float" office:value="17.1" calcext:value-type="float">
            <text:p>17.1</text:p>
          </table:table-cell>
        </table:table-row>
        <table:table-row table:style-name="ro4">
          <table:table-cell office:value-type="string" calcext:value-type="string">
            <text:p>Segment_Best_488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Segment_Best_4895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.1</text:p>
          </table:table-cell>
          <table:table-cell office:value-type="float" office:value="21.1" calcext:value-type="float">
            <text:p>21.1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  <table:table-cell office:value-type="float" office:value="17.1" calcext:value-type="float">
            <text:p>17.1</text:p>
          </table:table-cell>
        </table:table-row>
        <table:table-row table:style-name="ro4">
          <table:table-cell office:value-type="string" calcext:value-type="string">
            <text:p>Segment_Best_48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.3" calcext:value-type="float">
            <text:p>22.3</text:p>
          </table:table-cell>
          <table:table-cell office:value-type="float" office:value="20.1" calcext:value-type="float">
            <text:p>20.1</text:p>
          </table:table-cell>
          <table:table-cell office:value-type="float" office:value="20.3" calcext:value-type="float">
            <text:p>20.3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Segment_Best_4848</text:p>
          </table:table-cell>
          <table:table-cell office:value-type="float" office:value="25" calcext:value-type="float">
            <text:p>25</text:p>
          </table:table-cell>
          <table:table-cell office:value-type="float" office:value="22.1" calcext:value-type="float">
            <text:p>22.1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Segment_Best_48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.3" calcext:value-type="float">
            <text:p>22.3</text:p>
          </table:table-cell>
          <table:table-cell office:value-type="float" office:value="20.3" calcext:value-type="float">
            <text:p>20.3</text:p>
          </table:table-cell>
          <table:table-cell office:value-type="float" office:value="20.2" calcext:value-type="float">
            <text:p>20.2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Segment_Best_4816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float" office:value="20.1" calcext:value-type="float">
            <text:p>20.1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41:.B50])" office:value-type="float" office:value="25" calcext:value-type="float">
            <text:p/>
          </table:table-cell>
          <table:table-cell table:formula="of:=AVERAGE([.C41:.C50])" office:value-type="float" office:value="22.37" calcext:value-type="float">
            <text:p/>
          </table:table-cell>
          <table:table-cell table:formula="of:=AVERAGE([.D41:.D50])" office:value-type="float" office:value="21.16" calcext:value-type="float">
            <text:p/>
          </table:table-cell>
          <table:table-cell table:formula="of:=AVERAGE([.E41:.E50])" office:value-type="float" office:value="20.15" calcext:value-type="float">
            <text:p/>
          </table:table-cell>
          <table:table-cell table:formula="of:=AVERAGE([.F41:.F50])" office:value-type="float" office:value="20.12" calcext:value-type="float">
            <text:p/>
          </table:table-cell>
          <table:table-cell table:formula="of:=AVERAGE([.G41:.G50])" office:value-type="float" office:value="17.1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22:40:28.46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Rodas</meta:initial-creator>
    <meta:creation-date>2013-12-19T14:24:48</meta:creation-date>
    <dc:date>2014-05-22T22:43:12.082000000</dc:date>
    <meta:editing-duration>PT2H27M35S</meta:editing-duration>
    <meta:editing-cycles>17</meta:editing-cycles>
    <meta:generator>LibreOffice/4.2.2.1$Windows_x86 LibreOffice_project/3be8cda0bddd8e430d8cda1ebfd581265cca5a0f</meta:generator>
    <meta:document-statistic meta:table-count="1" meta:cell-count="3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9cm" svg:height="8.404cm" xlink:href=".." xlink:type="simple" chart:class="chart:bar" chart:style-name="ch1">
        <chart:plot-area chart:style-name="ch2" table:cell-range-address="completo.B1:completo.G1 completo.A12:completo.G12" chart:data-source-has-labels="both" svg:x="1.484cm" svg:y="0.807cm" svg:width="13.549cm" svg:height="6.288cm">
          <chartooo:coordinate-region svg:x="1.97cm" svg:y="1.009cm" svg:width="13.063cm" svg:height="4.379cm"/>
          <chart:axis chart:dimension="x" chart:name="primary-x" chart:style-name="ch3" chartooo:axis-type="auto">
            <chartooo:date-scale/>
            <chart:title svg:x="6.785cm" svg:y="7.263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53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12:completo.G12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oritario</text:p>
                <draw:g>
                  <svg:desc>completo.B1:completo.G1</svg:desc>
                </draw:g>
              </table:table-cell>
              <table:table-cell office:value-type="string">
                <text:p>M1 (100%)</text:p>
              </table:table-cell>
              <table:table-cell office:value-type="string">
                <text:p>M2 (75%)</text:p>
              </table:table-cell>
              <table:table-cell office:value-type="string">
                <text:p>M3 (50%)</text:p>
              </table:table-cell>
              <table:table-cell office:value-type="string">
                <text:p>M4 (25%)</text:p>
              </table:table-cell>
              <table:table-cell office:value-type="string">
                <text:p>Interrumpible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6.7">
                <text:p>6.7</text:p>
                <draw:g>
                  <svg:desc>completo.B12:completo.G12</svg:desc>
                </draw:g>
              </table:table-cell>
              <table:table-cell office:value-type="float" office:value="6.27">
                <text:p>6.27</text:p>
              </table:table-cell>
              <table:table-cell office:value-type="float" office:value="5.8">
                <text:p>5.8</text:p>
              </table:table-cell>
              <table:table-cell office:value-type="float" office:value="5.49">
                <text:p>5.49</text:p>
              </table:table-cell>
              <table:table-cell office:value-type="float" office:value="5.46">
                <text:p>5.46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68cm" svg:height="8.427cm" xlink:href=".." xlink:type="simple" chart:class="chart:bar" chart:style-name="ch1">
        <chart:plot-area chart:style-name="ch2" table:cell-range-address="completo.B1:completo.G1 completo.A12:completo.A12 completo.B25:completo.G25" chart:data-source-has-labels="both" svg:x="1.486cm" svg:y="0.807cm" svg:width="13.652cm" svg:height="6.311cm">
          <chartooo:coordinate-region svg:x="2.118cm" svg:y="1.009cm" svg:width="13.02cm" svg:height="4.402cm"/>
          <chart:axis chart:dimension="x" chart:name="primary-x" chart:style-name="ch3" chartooo:axis-type="auto">
            <chartooo:date-scale/>
            <chart:title svg:x="6.839cm" svg:y="7.286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541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25:completo.G25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oritario</text:p>
                <draw:g>
                  <svg:desc>completo.B1:completo.G1</svg:desc>
                </draw:g>
              </table:table-cell>
              <table:table-cell office:value-type="string">
                <text:p>M1 (100%)</text:p>
              </table:table-cell>
              <table:table-cell office:value-type="string">
                <text:p>M2 (75%)</text:p>
              </table:table-cell>
              <table:table-cell office:value-type="string">
                <text:p>M3 (50%)</text:p>
              </table:table-cell>
              <table:table-cell office:value-type="string">
                <text:p>M4 (25%)</text:p>
              </table:table-cell>
              <table:table-cell office:value-type="string">
                <text:p>Interrumpible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13.7">
                <text:p>13.7</text:p>
                <draw:g>
                  <svg:desc>completo.B25:completo.G25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11.69">
                <text:p>11.69</text:p>
              </table:table-cell>
              <table:table-cell office:value-type="float" office:value="10.99">
                <text:p>10.99</text:p>
              </table:table-cell>
              <table:table-cell office:value-type="float" office:value="5.3">
                <text:p>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19cm" svg:height="8.479cm" xlink:href=".." xlink:type="simple" chart:class="chart:bar" chart:style-name="ch1">
        <chart:plot-area chart:style-name="ch2" table:cell-range-address="completo.B1:completo.G1 completo.A12:completo.A12 completo.B38:completo.G38" chart:data-source-has-labels="both" svg:x="1.485cm" svg:y="0.811cm" svg:width="13.606cm" svg:height="6.358cm">
          <chartooo:coordinate-region svg:x="2.117cm" svg:y="1.013cm" svg:width="12.974cm" svg:height="4.449cm"/>
          <chart:axis chart:dimension="x" chart:name="primary-x" chart:style-name="ch3" chartooo:axis-type="auto">
            <chartooo:date-scale/>
            <chart:title svg:x="6.815cm" svg:y="7.338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569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38:completo.G38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oritario</text:p>
                <draw:g>
                  <svg:desc>completo.B1:completo.G1</svg:desc>
                </draw:g>
              </table:table-cell>
              <table:table-cell office:value-type="string">
                <text:p>M1 (100%)</text:p>
              </table:table-cell>
              <table:table-cell office:value-type="string">
                <text:p>M2 (75%)</text:p>
              </table:table-cell>
              <table:table-cell office:value-type="string">
                <text:p>M3 (50%)</text:p>
              </table:table-cell>
              <table:table-cell office:value-type="string">
                <text:p>M4 (25%)</text:p>
              </table:table-cell>
              <table:table-cell office:value-type="string">
                <text:p>Interrumpible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19.5">
                <text:p>19.5</text:p>
                <draw:g>
                  <svg:desc>completo.B38:completo.G38</svg:desc>
                </draw:g>
              </table:table-cell>
              <table:table-cell office:value-type="float" office:value="19.36">
                <text:p>19.36</text:p>
              </table:table-cell>
              <table:table-cell office:value-type="float" office:value="18.59">
                <text:p>18.59</text:p>
              </table:table-cell>
              <table:table-cell office:value-type="float" office:value="15.85">
                <text:p>15.85</text:p>
              </table:table-cell>
              <table:table-cell office:value-type="float" office:value="15.78">
                <text:p>15.78</text:p>
              </table:table-cell>
              <table:table-cell office:value-type="float" office:value="7.9">
                <text:p>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30"/>
      <style:graphic-properties svg:stroke-color="#b3b3b3"/>
      <style:text-properties fo:font-size="11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12cm" svg:height="8.361cm" xlink:href=".." xlink:type="simple" chart:class="chart:bar" chart:style-name="ch1">
        <chart:plot-area chart:style-name="ch2" table:cell-range-address="completo.B1:completo.G1 completo.A12:completo.A12 completo.B51:completo.G51" chart:data-source-has-labels="both" svg:x="1.487cm" svg:y="0.803cm" svg:width="13.693cm" svg:height="6.25cm">
          <chartooo:coordinate-region svg:x="2.119cm" svg:y="1.005cm" svg:width="13.061cm" svg:height="4.341cm"/>
          <chart:axis chart:dimension="x" chart:name="primary-x" chart:style-name="ch3" chartooo:axis-type="auto">
            <chartooo:date-scale/>
            <chart:title svg:x="6.86cm" svg:y="7.22cm" chart:style-name="ch4">
              <text:p>Nivel Solicitado</text:p>
            </chart:title>
            <chart:categories table:cell-range-address="completo.B1:completo.G1"/>
            <chart:grid chart:style-name="ch5" chart:class="major"/>
          </chart:axis>
          <chart:axis chart:dimension="y" chart:name="primary-y" chart:style-name="ch6">
            <chart:title svg:x="0.451cm" svg:y="5.507cm" chart:style-name="ch7">
              <text:p>Costo Promedio</text:p>
            </chart:title>
            <chart:grid chart:style-name="ch5" chart:class="major"/>
          </chart:axis>
          <chart:series chart:style-name="ch8" chart:values-cell-range-address="completo.B51:completo.G51" chart:label-cell-address="completo.A12:completo.A1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oritario</text:p>
                <draw:g>
                  <svg:desc>completo.B1:completo.G1</svg:desc>
                </draw:g>
              </table:table-cell>
              <table:table-cell office:value-type="string">
                <text:p>M1 (100%)</text:p>
              </table:table-cell>
              <table:table-cell office:value-type="string">
                <text:p>M2 (75%)</text:p>
              </table:table-cell>
              <table:table-cell office:value-type="string">
                <text:p>M3 (50%)</text:p>
              </table:table-cell>
              <table:table-cell office:value-type="string">
                <text:p>M4 (25%)</text:p>
              </table:table-cell>
              <table:table-cell office:value-type="string">
                <text:p>Interrumpible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completo.A12:completo.A12</svg:desc>
                </draw:g>
              </table:table-cell>
              <table:table-cell office:value-type="float" office:value="25">
                <text:p>25</text:p>
                <draw:g>
                  <svg:desc>completo.B51:completo.G51</svg:desc>
                </draw:g>
              </table:table-cell>
              <table:table-cell office:value-type="float" office:value="22.37">
                <text:p>22.37</text:p>
              </table:table-cell>
              <table:table-cell office:value-type="float" office:value="21.16">
                <text:p>21.16</text:p>
              </table:table-cell>
              <table:table-cell office:value-type="float" office:value="20.15">
                <text:p>20.15</text:p>
              </table:table-cell>
              <table:table-cell office:value-type="float" office:value="20.12">
                <text:p>20.12</text:p>
              </table:table-cell>
              <table:table-cell office:value-type="float" office:value="17.1">
                <text:p>1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